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pNamespaceHandlerThrowingTests.testParseThrowingOnOtherAdvi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opNamespaceHandlerThrowingTests.testThrowingOnThrowing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